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2"/>
    <style:style style:name="P5" style:family="paragraph" style:parent-style-name="Standard" style:list-style-name="L2"/>
    <style:style style:name="P6" style:family="paragraph" style:parent-style-name="Standard" style:list-style-name="L2"/>
    <style:style style:name="P7" style:family="paragraph" style:parent-style-name="Standard" style:list-style-name="L2"/>
    <style:style style:name="P8" style:family="paragraph" style:parent-style-name="Standard" style:list-style-name="L2"/>
    <style:style style:name="P9" style:family="paragraph" style:parent-style-name="Standard" style:list-style-name="L2"/>
    <style:style style:name="P10" style:family="paragraph" style:parent-style-name="Standard" style:list-style-name="L2"/>
    <style:style style:name="P11" style:family="paragraph" style:parent-style-name="Standard" style:list-style-name="L2"/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3"/>
    <style:style style:name="P15" style:family="paragraph" style:parent-style-name="Standard" style:list-style-name="L3"/>
    <style:style style:name="P16" style:family="paragraph" style:parent-style-name="Standard" style:list-style-name="L3"/>
    <style:style style:name="P17" style:family="paragraph" style:parent-style-name="Standard" style:list-style-name="L4"/>
    <style:style style:name="P18" style:family="paragraph" style:parent-style-name="Standard" style:list-style-name="L4"/>
    <style:style style:name="P19" style:family="paragraph" style:parent-style-name="Standard" style:list-style-name="L4"/>
    <style:style style:name="P20" style:family="paragraph" style:parent-style-name="Standard" style:list-style-name="L4"/>
    <style:style style:name="P21" style:family="paragraph" style:parent-style-name="Standard" style:list-style-name="L5"/>
    <style:style style:name="P22" style:family="paragraph" style:parent-style-name="Standard" style:list-style-name="L5"/>
    <style:style style:name="P23" style:family="paragraph" style:parent-style-name="Standard" style:list-style-name="L5"/>
    <style:style style:name="P24" style:family="paragraph" style:parent-style-name="Standard" style:list-style-name="L5"/>
    <style:style style:name="P25" style:family="paragraph" style:parent-style-name="Standard" style:list-style-name="L5"/>
    <style:style style:name="P26" style:family="paragraph" style:parent-style-name="Standard" style:list-style-name="L5"/>
    <style:style style:name="P27" style:family="paragraph" style:parent-style-name="Standard" style:list-style-name="L5"/>
    <style:style style:name="P28" style:family="paragraph" style:parent-style-name="Standard" style:list-style-name="L5"/>
    <style:style style:name="P29" style:family="paragraph" style:parent-style-name="Standard" style:list-style-name="L6"/>
    <style:style style:name="P30" style:family="paragraph" style:parent-style-name="Standard" style:list-style-name="L6"/>
    <style:style style:name="P31" style:family="paragraph" style:parent-style-name="Standard" style:list-style-name="L6"/>
    <style:style style:name="P32" style:family="paragraph" style:parent-style-name="Standard" style:list-style-name="L6"/>
    <style:style style:name="P33" style:family="paragraph" style:parent-style-name="Standard" style:list-style-name="L6"/>
    <style:style style:name="P34" style:family="paragraph" style:parent-style-name="Standard" style:list-style-name="L6"/>
    <style:style style:name="P35" style:family="paragraph" style:parent-style-name="Standard" style:list-style-name="L7"/>
    <style:style style:name="P36" style:family="paragraph" style:parent-style-name="Standard" style:list-style-name="L8"/>
    <style:style style:name="P37" style:family="paragraph" style:parent-style-name="Standard" style:list-style-name="L9"/>
    <style:style style:name="P38" style:family="paragraph" style:parent-style-name="Standard" style:list-style-name="L9"/>
    <style:style style:name="P39" style:family="paragraph" style:parent-style-name="Standard" style:list-style-name="L9"/>
    <style:style style:name="P40" style:family="paragraph" style:parent-style-name="Standard" style:list-style-name="L9"/>
    <style:style style:name="P41" style:family="paragraph" style:parent-style-name="Standard" style:list-style-name="L9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following are the important results from 3 of the 5 scheduled usability studies.</text:p>
      <text:p text:style-name="Standard"/>
      <text:p text:style-name="Standard">Task 1</text:p>
      <text:list text:style-name="L1">
        <text:list-item>
          <text:p text:style-name="P1">top right sign in link should be more prominent</text:p>
        </text:list-item>
        <text:list-item>
          <text:p text:style-name="P1">should be more obvious when you successfully sign in</text:p>
        </text:list-item>
      </text:list>
      <text:p text:style-name="Standard"/>
      <text:p text:style-name="Standard">Task 2</text:p>
      <text:list text:style-name="L2">
        <text:list-item>
          <text:p text:style-name="P3">confusion about what the license is</text:p>
        </text:list-item>
        <text:list-item>
          <text:p text:style-name="P3">would be nice to have link to full license text</text:p>
        </text:list-item>
        <text:list-item>
          <text:p text:style-name="P3">change “labels” to “tags” (x2)</text:p>
        </text:list-item>
        <text:list-item>
          <text:p text:style-name="P3">confusion about help (instructions)</text:p>
        </text:list-item>
        <text:list-item>
          <text:p text:style-name="P3">confusion that there seemed to be no response when clicking “Help” link</text:p>
        </text:list-item>
        <text:list-item>
          <text:p text:style-name="P3">since creating a project is a significant event, have a short (1 sec?) transition page saying “creating project...”</text:p>
        </text:list-item>
        <text:list-item>
          <text:p text:style-name="P3">Played with project name until it was valid, never read instructions</text:p>
        </text:list-item>
        <text:list-item>
          <text:p text:style-name="P3">Possible bug with red text “invalid project”, got stuck?</text:p>
        </text:list-item>
        <text:list-item>
          <text:p text:style-name="P3">Didn't want longhouse logo so prominent, wanted his own project name</text:p>
        </text:list-item>
        <text:list-item>
          <text:p text:style-name="P3">Wanted to have freer formating (spaces, capital letters) in project name</text:p>
        </text:list-item>
      </text:list>
      <text:p text:style-name="Standard"/>
      <text:p text:style-name="Standard">Task 3</text:p>
      <text:list text:style-name="L3">
        <text:list-item>
          <text:p text:style-name="P13">used “edit description” link (x3)</text:p>
        </text:list-item>
        <text:list-item>
          <text:p text:style-name="P13">confusion because when you click “edit description” you get a page with more than just description editing</text:p>
        </text:list-item>
        <text:list-item>
          <text:p text:style-name="P13">confusion about the “save changes” buttons. Is clicking any of them ok, or does each button only save the changes for that section?</text:p>
        </text:list-item>
        <text:list-item>
          <text:p text:style-name="P13">wanted the whole page to change after saving changes, saw the alert text but this wasn't enough</text:p>
        </text:list-item>
      </text:list>
      <text:p text:style-name="Standard"/>
      <text:p text:style-name="Standard">Task 4</text:p>
      <text:list text:style-name="L4">
        <text:list-item>
          <text:p text:style-name="P17">instructions say “google accounts”</text:p>
        </text:list-item>
        <text:list-item>
          <text:p text:style-name="P17">again, wanted page to redirect when clicking “save changes” button</text:p>
        </text:list-item>
        <text:list-item>
          <text:p text:style-name="P17">wanted members to be identified by both an id (email) and a name</text:p>
        </text:list-item>
        <text:list-item>
          <text:p text:style-name="P17">not satisfied with “save changes” button, even though he saw alert. Maybe disable the button after you click it? (like the save button in Word)</text:p>
        </text:list-item>
      </text:list>
      <text:p text:style-name="Standard"/>
      <text:p text:style-name="Standard">Task 5</text:p>
      <text:list text:style-name="L5">
        <text:list-item>
          <text:p text:style-name="P21">Since already in the administration tab, several people looked in the sub menu and clicked “issue tracking”, which is a 404. I suspect this was because they hadn't used the main tabs much at this point, and would soon get used to it.</text:p>
        </text:list-item>
        <text:list-item>
          <text:p text:style-name="P21">maybe change 404 page to page saying this is a work in progress and that feature isn't available yet</text:p>
        </text:list-item>
        <text:list-item>
          <text:p text:style-name="P21">the misleading default template text made him think he was on the wrong page</text:p>
        </text:list-item>
        <text:list-item>
          <text:p text:style-name="P21">cleared template and wrong a small description. When finished he discovered the template drop down, changed it to “developer task”, and filled out every field. </text:p>
        </text:list-item>
        <text:list-item>
          <text:p text:style-name="P21">The last line of the developer task report template is “Please use labels and text to provide additional information,” so after this line he wrote a list of labels separated by commas and asked if this way the right way to assign labels</text:p>
        </text:list-item>
        <text:list-item>
          <text:p text:style-name="P21">Felt that since template was to be followed, template text should be bold and non-editable. </text:p>
        </text:list-item>
        <text:list-item>
          <text:p text:style-name="P21">Confused about star. Is this just a graphic and there's another star I need to hit, or does this star here work? (x2)</text:p>
        </text:list-item>
        <text:list-item>
          <text:p text:style-name="P21">Felt the star shouldn't be enabled by default</text:p>
        </text:list-item>
      </text:list>
      <text:p text:style-name="Standard"/>
      <text:p text:style-name="Standard">Task 6</text:p>
      <text:list text:style-name="L6">
        <text:list-item>
          <text:p text:style-name="P29">Wanted to edit the owner by clicking “owner” at the top of the issue list.</text:p>
        </text:list-item>
        <text:list-item>
          <text:p text:style-name="P29">Wanted explicit “edit issue” button</text:p>
        </text:list-item>
        <text:list-item>
          <text:p text:style-name="P29">Couldn't find how to change owner after several minutes, had to be told to click in text area. (x2)</text:p>
        </text:list-item>
        <text:list-item>
          <text:p text:style-name="P29">Wanted screen to auto scroll after clicking comment text area</text:p>
        </text:list-item>
        <text:list-item>
          <text:p text:style-name="P29">Wondering if Ziv would be notified automatically or if he should be added to the “other users to notify” list </text:p>
        </text:list-item>
        <text:list-item>
          <text:p text:style-name="P29">Entered all information for the default (wrong) template</text:p>
        </text:list-item>
      </text:list>
      <text:p text:style-name="Standard"/>
      <text:p text:style-name="Standard">Task 7</text:p>
      <text:p text:style-name="Standard"/>
      <text:p text:style-name="Standard"/>
      <text:p text:style-name="Standard">Task 8</text:p>
      <text:list text:style-name="L7">
        <text:list-item>
          <text:p text:style-name="P35">BUG: if you enter the wrong username and submit, you get the same page but with an extra character</text:p>
        </text:list-item>
      </text:list>
      <text:list text:style-name="L8">
        <text:list-item>
          <text:p text:style-name="P36">took a long time to find the drop down (x2)</text:p>
        </text:list-item>
      </text:list>
      <text:p text:style-name="Standard"/>
      <text:p text:style-name="Standard">Task 9</text:p>
      <text:list text:style-name="L9">
        <text:list-item>
          <text:p text:style-name="P37">Used “edit” link next to project members</text:p>
        </text:list-item>
        <text:list-item>
          <text:p text:style-name="P37">Felt uncomfortable about the free form text, thought he could make a mistake here easily.</text:p>
        </text:list-item>
        <text:list-item>
          <text:p text:style-name="P37">Wanted a “are you sure?” dialog</text:p>
        </text:list-item>
      </text:list>
      <text:p text:style-name="Standard"/>
      <text:p text:style-name="Standard">Task 10</text:p>
      <text:list text:style-name="L9">
        <text:list-item text:start-value="1">
          <text:p text:style-name="P37">Liked popup</text:p>
        </text:list-item>
        <text:list-item>
          <text:p text:style-name="P37">Wanted yellow alert box to be context dependent (“changes have been saved” isn't really applicable her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Chris Baker</meta:initial-creator>
    <meta:creation-date>2008-04-20T11:33:08</meta:creation-date>
    <dc:creator>Chris Baker</dc:creator>
    <dc:date>2008-04-21T20:02:25</dc:date>
    <dc:language>en-US</dc:language>
    <meta:editing-cycles>10</meta:editing-cycles>
    <meta:editing-duration>PT1H0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2" meta:word-count="606" meta:character-count="3423"/>
  </office:meta>
</office:document-meta>
</file>